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wrap-option="no-wrap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size="11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11pt"/>
    </style:style>
    <style:style style:name="T1" style:family="text">
      <style:text-properties fo:font-size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5.715cm" svg:height="2.54cm" svg:x="1.977cm" svg:y="1.78cm">
          <text:p text:style-name="P1"><text:span text:style-name="T1">START</text:span></text:p>
          <text:p text:style-name="P1"><text:span text:style-name="T1">Token is first one in template. Length=length(source string)</text:span></text:p>
          <text:p text:style-name="P1"><text:span text:style-name="T1">Match start=1</text:span></text:p>
          <text:p text:style-name="P1"><text:span text:style-name="T1">Match end=1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27cm" svg:y1="5.08cm" svg:x2="4.445cm" svg:y2="5.08cm">
          <text:p/>
        </draw:line>
        <draw:line draw:style-name="gr3" draw:text-style-name="P3" draw:layer="layout" svg:x1="1.27cm" svg:y1="5.08cm" svg:x2="1.27cm" svg:y2="12.065cm">
          <text:p/>
        </draw:line>
        <draw:custom-shape draw:style-name="gr1" draw:text-style-name="P2" draw:layer="layout" svg:width="5.08cm" svg:height="0.635cm" svg:x="1.905cm" svg:y="5.715cm">
          <text:p text:style-name="P1"><text:span text:style-name="T1">End of template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0.635cm" svg:x="1.905cm" svg:y="6.985cm">
          <text:p text:style-name="P1"><text:span text:style-name="T1">CALL Find Next Pattern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0.635cm" svg:x="1.905cm" svg:y="8.255cm">
          <text:p text:style-name="P1"><text:span text:style-name="T1">CALL Word Parsing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0.635cm" svg:x="1.905cm" svg:y="9.525cm">
          <text:p text:style-name="P1"><text:span text:style-name="T1">Skip to next token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0.635cm" svg:x="1.905cm" svg:y="10.795cm">
          <text:p text:style-name="P1"><text:span text:style-name="T1">Token a comma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0.635cm" svg:x="8.255cm" svg:y="5.715cm">
          <text:p text:style-name="P1"><text:span text:style-name="T1">Parsing complete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27cm" svg:x="8.255cm" svg:y="10.795cm">
          <text:p text:style-name="P1"><text:span text:style-name="T1">Set next source string and template.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445cm" svg:y1="4.445cm" svg:x2="4.445cm" svg:y2="5.715cm">
          <text:p/>
        </draw:line>
        <draw:line draw:style-name="gr2" draw:text-style-name="P3" draw:layer="layout" svg:x1="4.445cm" svg:y1="6.35cm" svg:x2="4.445cm" svg:y2="6.985cm">
          <text:p/>
        </draw:line>
        <draw:line draw:style-name="gr2" draw:text-style-name="P3" draw:layer="layout" svg:x1="4.445cm" svg:y1="7.62cm" svg:x2="4.445cm" svg:y2="8.255cm">
          <text:p/>
        </draw:line>
        <draw:line draw:style-name="gr2" draw:text-style-name="P3" draw:layer="layout" svg:x1="4.445cm" svg:y1="8.89cm" svg:x2="4.445cm" svg:y2="9.525cm">
          <text:p/>
        </draw:line>
        <draw:line draw:style-name="gr2" draw:text-style-name="P3" draw:layer="layout" svg:x1="4.445cm" svg:y1="10.16cm" svg:x2="4.445cm" svg:y2="10.795cm">
          <text:p/>
        </draw:line>
        <draw:line draw:style-name="gr3" draw:text-style-name="P3" draw:layer="layout" svg:x1="1.27cm" svg:y1="12.065cm" svg:x2="4.445cm" svg:y2="12.065cm">
          <text:p/>
        </draw:line>
        <draw:line draw:style-name="gr3" draw:text-style-name="P3" draw:layer="layout" svg:x1="4.445cm" svg:y1="11.43cm" svg:x2="4.445cm" svg:y2="12.065cm">
          <text:p/>
        </draw:line>
        <draw:line draw:style-name="gr2" draw:text-style-name="P3" draw:layer="layout" svg:x1="6.985cm" svg:y1="11.125cm" svg:x2="8.255cm" svg:y2="11.125cm">
          <text:p/>
        </draw:line>
        <draw:line draw:style-name="gr2" draw:text-style-name="P3" draw:layer="layout" svg:x1="6.985cm" svg:y1="6.045cm" svg:x2="8.255cm" svg:y2="6.045cm">
          <text:p/>
        </draw:line>
        <draw:line draw:style-name="gr3" draw:text-style-name="P3" draw:layer="layout" svg:x1="12.7cm" svg:y1="11.43cm" svg:x2="13.335cm" svg:y2="11.43cm">
          <text:p/>
        </draw:line>
        <draw:line draw:style-name="gr3" draw:text-style-name="P3" draw:layer="layout" svg:x1="13.335cm" svg:y1="11.43cm" svg:x2="13.335cm" svg:y2="1.27cm">
          <text:p/>
        </draw:line>
        <draw:line draw:style-name="gr3" draw:text-style-name="P3" draw:layer="layout" svg:x1="4.445cm" svg:y1="1.27cm" svg:x2="13.335cm" svg:y2="1.27cm">
          <text:p/>
        </draw:line>
        <draw:line draw:style-name="gr2" draw:text-style-name="P3" draw:layer="layout" svg:x1="4.445cm" svg:y1="1.27cm" svg:x2="4.445cm" svg:y2="1.905cm">
          <text:p/>
        </draw:line>
        <draw:frame draw:style-name="gr4" draw:text-style-name="P4" draw:layer="layout" svg:width="1.27cm" svg:height="0.683cm" svg:x="6.985cm" svg:y="5.385cm">
          <draw:text-box>
            <text:p text:style-name="P4"><text:span text:style-name="T1">yes</text:span></text:p>
          </draw:text-box>
        </draw:frame>
        <draw:frame draw:style-name="gr4" draw:text-style-name="P4" draw:layer="layout" svg:width="1.27cm" svg:height="0.683cm" svg:x="6.985cm" svg:y="10.465cm">
          <draw:text-box>
            <text:p text:style-name="P4"><text:span text:style-name="T1">yes</text:span></text:p>
          </draw:text-box>
        </draw:frame>
        <draw:frame draw:style-name="gr4" draw:text-style-name="P4" draw:layer="layout" svg:width="1.27cm" svg:height="0.683cm" svg:x="4.445cm" svg:y="6.35cm">
          <draw:text-box>
            <text:p text:style-name="P2"><text:span text:style-name="T1">no</text:span></text:p>
          </draw:text-box>
        </draw:frame>
        <draw:frame draw:style-name="gr4" draw:text-style-name="P4" draw:layer="layout" svg:width="1.27cm" svg:height="0.683cm" svg:x="4.445cm" svg:y="11.382cm">
          <draw:text-box>
            <text:p text:style-name="P2"><text:span text:style-name="T1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7-09T11:01:59</meta:creation-date>
    <dc:creator>William Ashley</dc:creator>
    <dc:date>2007-07-12T08:42:52</dc:date>
    <dc:language>en-US</dc:language>
    <meta:editing-cycles>6</meta:editing-cycles>
    <meta:editing-duration>PT51M23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